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icLinkUtils.isDanglingSymbolicLink( File parent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ymbolicLinkUtils.deleteSymbolicLink( File link , Task task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SymbolicLinkUtils.isSymbolicLin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icLinkUtils.isSymbolicLin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icLinkUtils.isSymbolicLink( File paren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icLinkUtils.getSymbolicLink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icLinkUtils.isDanglingSymbolicLin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icLinkUtils.isDanglingSymbolicLin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icLinkUtils.SymbolicLink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mbolicLinkUtils.accept( File d , Stri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